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10 Pitch" fo:font-size="14pt" officeooo:rsid="00087e03" officeooo:paragraph-rsid="00087e03" style:font-size-asian="12.25pt" style:font-size-complex="14pt"/>
    </style:style>
    <style:style style:name="P2" style:family="paragraph" style:parent-style-name="Standard">
      <style:paragraph-properties fo:text-align="start" style:justify-single-word="false"/>
      <style:text-properties style:font-name="Courier 10 Pitch" fo:font-size="14pt" fo:font-weight="normal" officeooo:rsid="000947d1" officeooo:paragraph-rsid="000947d1"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ourier 10 Pitch" fo:font-size="14pt" fo:font-weight="normal" officeooo:rsid="00099aea" officeooo:paragraph-rsid="00099aea"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ourier 10 Pitch" fo:font-size="14pt" fo:font-weight="normal" officeooo:rsid="00099aea" officeooo:paragraph-rsid="000c7fa9"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Courier 10 Pitch" fo:font-size="14pt" fo:font-weight="normal" officeooo:rsid="000cd2a1" officeooo:paragraph-rsid="000cd2a1"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Courier 10 Pitch" fo:font-size="14pt" fo:font-weight="normal" officeooo:rsid="000cd2a1" officeooo:paragraph-rsid="000cd2a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Courier 10 Pitch" fo:font-size="14pt" fo:font-weight="normal" officeooo:rsid="0011235c" officeooo:paragraph-rsid="00134a9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Courier 10 Pitch" fo:font-size="14pt" fo:font-weight="normal" officeooo:rsid="00134a9e" officeooo:paragraph-rsid="00134a9e"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Courier 10 Pitch" fo:font-size="26pt" fo:font-weight="bold" officeooo:rsid="00087e03" officeooo:paragraph-rsid="00087e03"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Courier 10 Pitch" fo:font-size="36pt" officeooo:rsid="00087e03" officeooo:paragraph-rsid="00087e03" style:font-size-asian="36pt" style:font-size-complex="36pt"/>
    </style:style>
    <style:style style:name="P11" style:family="paragraph" style:parent-style-name="Standard">
      <style:paragraph-properties fo:text-align="center" style:justify-single-word="false"/>
      <style:text-properties style:font-name="Courier 10 Pitch" fo:font-size="36pt" fo:font-weight="bold" officeooo:rsid="00087e03" officeooo:paragraph-rsid="00087e03" style:font-size-asian="36pt" style:font-weight-asian="bold" style:font-size-complex="36pt" style:font-weight-complex="bold"/>
    </style:style>
    <style:style style:name="P12" style:family="paragraph" style:parent-style-name="Standard">
      <style:paragraph-properties fo:text-align="center" style:justify-single-word="false"/>
      <style:text-properties style:font-name="Courier 10 Pitch" fo:font-size="20pt" officeooo:rsid="00087e03" officeooo:paragraph-rsid="00087e03" style:font-size-asian="20pt" style:font-size-complex="20pt"/>
    </style:style>
    <style:style style:name="P13" style:family="paragraph" style:parent-style-name="Standard">
      <style:paragraph-properties fo:text-align="start" style:justify-single-word="false"/>
      <style:text-properties style:font-name="Courier 10 Pitch" fo:font-size="20pt" fo:font-weight="bold" officeooo:rsid="000921e4" officeooo:paragraph-rsid="000921e4"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Courier 10 Pitch" fo:font-size="20pt" fo:font-weight="bold" officeooo:rsid="0011235c" officeooo:paragraph-rsid="0011235c" style:font-size-asian="17.5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Courier 10 Pitch" fo:font-size="20pt" fo:font-weight="bold" officeooo:rsid="000921e4" officeooo:paragraph-rsid="000921e4" style:font-size-asian="17.5pt" style:font-weight-asian="bold" style:font-size-complex="20pt" style:font-weight-complex="bold"/>
    </style:style>
    <style:style style:name="P16" style:family="paragraph" style:parent-style-name="Standard">
      <style:paragraph-properties fo:text-align="start" style:justify-single-word="false"/>
      <style:text-properties style:font-name="Courier 10 Pitch" fo:font-size="14pt" fo:font-weight="normal" officeooo:rsid="00134a9e" officeooo:paragraph-rsid="00134a9e" style:font-size-asian="12.25pt" style:font-weight-asian="normal" style:font-size-complex="14pt" style:font-weight-complex="normal"/>
    </style:style>
    <style:style style:name="T1" style:family="text">
      <style:text-properties officeooo:rsid="00099aea"/>
    </style:style>
    <style:style style:name="T2" style:family="text">
      <style:text-properties style:text-position="super 58%" officeooo:rsid="00099aea"/>
    </style:style>
    <style:style style:name="T3" style:family="text">
      <style:text-properties style:text-position="super 58%" officeooo:rsid="000eff96"/>
    </style:style>
    <style:style style:name="T4" style:family="text">
      <style:text-properties officeooo:rsid="000b7829"/>
    </style:style>
    <style:style style:name="T5" style:family="text">
      <style:text-properties officeooo:rsid="000f7158"/>
    </style:style>
    <style:style style:name="T6" style:family="text">
      <style:text-properties style:text-position="0% 100%" officeooo:rsid="000f7158"/>
    </style:style>
    <style:style style:name="T7" style:family="text">
      <style:text-properties officeooo:rsid="0011eb45"/>
    </style:style>
    <style:style style:name="T8" style:family="text">
      <style:text-properties officeooo:rsid="0014dd2a"/>
    </style:style>
    <style:style style:name="T9" style:family="text">
      <style:text-properties officeooo:rsid="00170a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1">Internship Report</text:p>
      <text:p text:style-name="P1"/>
      <text:p text:style-name="P12">ANTARIKSH NARAIN</text:p>
      <text:p text:style-name="P12">(13BCE1017)</text:p>
      <text:p text:style-name="P12"/>
      <text:p text:style-name="P12">School Of Computer Science</text:p>
      <text:p text:style-name="P12">VIT University, Chennai Campus</text:p>
      <text:p text:style-name="P12"/>
      <text:p text:style-name="P12">From: 14 November, 2015</text:p>
      <text:p text:style-name="P12">To: 30 April, 2016</text:p>
      <text:p text:style-name="P12"/>
      <text:p text:style-name="P12">At</text:p>
      <text:p text:style-name="P1"/>
      <text:p text:style-name="P10">R2 ROBOT<text:span text:style-name="T9">RONICS</text:span></text:p>
      <text:p text:style-name="P15">SUMMARY</text:p>
      <text:p text:style-name="P13"/>
      <text:p text:style-name="P2">R2 Robotics is a technical company involved in developing <text:s text:c="2"/>robots for commercial purposes. The company is a start up <text:s/>and was registered in the month of November, 2015. The company assigned the project based on our technical skills and experience. This internship was a work from home internship.</text:p>
      <text:p text:style-name="P2"/>
      <text:p text:style-name="P2">The first phase of the project involved discussing the design of the robot in the month on October. This involved analysing existing design of robots <text:span text:style-name="T1">used in all terrain</text:span><text:span text:style-name="T2">[1]</text:span><text:span text:style-name="T1">. Finding possible ways to destroy or fry a working circuit</text:span><text:span text:style-name="T3">[2</text:span><text:span text:style-name="T2">]</text:span><text:span text:style-name="T1">. Then we discussed our ideas with the experts in the company and based on their inputs the robot design was finalized.</text:span></text:p>
      <text:p text:style-name="P2"/>
      <text:p text:style-name="P3">The second phase began in the mid of November. The job was to get familiar with hardware components like 'Raspberry Pi' and 'Arduino'. Then my job further was to start writing software for communication between hardware devices.</text:p>
      <text:p text:style-name="P3"/>
      <text:p text:style-name="P4">The third phase began in month of December. We were asked to start making the robots chassis. <text:span text:style-name="T4">As we required power tools to make the robots frame we were asked to work in their workshop. The workshop was not initially ready, in the meanwhile we went and bought the necessary material. We made the mechanical hardware in 2 months.</text:span></text:p>
      <text:p text:style-name="P4"/>
      <text:p text:style-name="P5">In the fourth phase my task was to complete the full software that involved streaming of live video from the robot and controlling it with a gamepad. A user interface was also designed in the process to show the controls and video stream<text:span text:style-name="T5">ing</text:span>.</text:p>
      <text:p text:style-name="P5"/>
      <text:p text:style-name="P5">The fifth phase was difficult, as a power electronics device EMP <text:span text:style-name="T6">(Electromagnetic Pulse Generator)</text:span> had to be made. Being completely new to this we approached faculties and did some intense research. <text:span text:style-name="T5">We had multiple circuits in our hand, but were not able to implement them effectively.</text:span></text:p>
      <text:p text:style-name="P14"><text:soft-page-break/>DESCRIPTION OF THE COMPANY</text:p>
      <text:p text:style-name="P6"/>
      <text:p text:style-name="P7">R2 Robotics is a start up by 3 people, <text:span text:style-name="T7">with distinctive backgrounds namely computer science, economics and marketing. The company was registered with the name in November, 2015. One on the co-founders is an alumni of VIT University, Chennai. The company aims to deliver Robotic solutions in the commercial and military domain.</text:span></text:p>
      <text:p text:style-name="P7"/>
      <text:p text:style-name="P8">The projects initially taken up by the company were given by an investor to make prototypes. The company currently has no permanent employees. There are no separate technical departments, all work is <text:span text:style-name="T8">completely</text:span> done by project member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ariksh </meta:initial-creator>
    <meta:creation-date>2016-04-11T20:10:59.944989064</meta:creation-date>
    <dc:date>2016-05-19T22:35:11.003000193</dc:date>
    <dc:creator>Antariksh </dc:creator>
    <meta:editing-duration>PT1H25M23S</meta:editing-duration>
    <meta:editing-cycles>13</meta:editing-cycles>
    <meta:generator>LibreOffice/5.0.5.2$Linux_X86_64 LibreOffice_project/55b006a02d247b5f7215fc6ea0fde844b30035b3</meta:generator>
    <meta:document-statistic meta:table-count="0" meta:image-count="0" meta:object-count="0" meta:page-count="3" meta:paragraph-count="19" meta:word-count="411" meta:character-count="2484" meta:non-whitespace-character-count="2089"/>
  </office:meta>
</office:document-meta>
</file>